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60000009680C387505090158F.png" manifest:media-type="image/png"/>
  <manifest:file-entry manifest:full-path="Pictures/1000020100000096000000965072D30F3D8FDBCE.png" manifest:media-type="image/png"/>
  <manifest:file-entry manifest:full-path="Pictures/100002010000009600000096F2BF86638FDEF65E.png" manifest:media-type="image/png"/>
  <manifest:file-entry manifest:full-path="Pictures/1000020100000096000000960CA8CDE09878F5B2.png" manifest:media-type="image/png"/>
  <manifest:file-entry manifest:full-path="Pictures/100000000000067A000002F8409FE2309EB63682.png" manifest:media-type="image/png"/>
  <manifest:file-entry manifest:full-path="Pictures/10000201000002F600000206B07DFCA6F0698FCD.png" manifest:media-type="image/png"/>
  <manifest:file-entry manifest:full-path="Pictures/10000000000003E8000003E8BA470C70BC52D622.png" manifest:media-type="image/png"/>
  <manifest:file-entry manifest:full-path="Pictures/10000000000002CB000001B47029C93600546FF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14cm, 0cm, 2.816cm, 0cm)" draw:image-opacity="100%" style:mirror="non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634cm" fo:min-width="0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554cm" fo:min-width="0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545cm" fo:min-width="0.0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81cm"/>
    </style:style>
    <style:style style:name="gr7" style:family="graphic" style:parent-style-name="standard">
      <style:graphic-properties svg:stroke-color="#000000" draw:fill-color="#ffffff" draw:textarea-vertical-align="middle" draw:auto-grow-height="false" fo:min-height="2.748cm" fo:min-width="3.10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689cm"/>
    </style:style>
    <style:style style:name="gr11" style:family="graphic">
      <style:graphic-properties style:protect="size"/>
    </style:style>
    <style:style style:name="pr1" style:family="presentation" style:parent-style-name="Default_5f_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margin-top="0cm" fo:margin-bottom="0.6cm" fo:text-align="center"/>
      <style:text-properties fo:color="#000000"/>
    </style:style>
    <style:style style:name="P3" style:family="paragraph">
      <loext:graphic-properties draw:fill="none" draw:fill-color="#ffffff"/>
      <style:text-properties fo:font-size="35pt" style:font-size-asian="35pt" style:font-size-complex="35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35pt" style:font-size-asian="35pt" style:font-size-complex="3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5f_" presentation:presentation-page-layout-name="AL1T0">
        <draw:frame draw:style-name="gr1" draw:text-style-name="P1" draw:layer="layout" svg:width="10.346cm" svg:height="4.742cm" svg:x="1.654cm" svg:y="15.058cm">
          <draw:image xlink:href="Pictures/100000000000067A000002F8409FE2309EB63682.png" xlink:type="simple" xlink:show="embed" xlink:actuate="onLoad">
            <text:p/>
          </draw:image>
        </draw:frame>
        <draw:frame draw:style-name="gr2" draw:text-style-name="P1" draw:layer="layout" svg:width="9.4cm" svg:height="7.399cm" svg:x="0.2cm" svg:y="0.655cm">
          <draw:image xlink:href="Pictures/10000000000003E8000003E8BA470C70BC52D622.png" xlink:type="simple" xlink:show="embed" xlink:actuate="onLoad">
            <text:p/>
          </draw:image>
        </draw:frame>
        <draw:custom-shape draw:style-name="gr3" draw:text-style-name="P2" draw:layer="layout" svg:width="1cm" svg:height="3.6cm" draw:transform="skewX (0.0136135681655558) rotate (1.59226387659443) translate (13.011cm 10.628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1cm" svg:height="3.5cm" draw:transform="rotate (0.750142512507163) translate (10.882cm 11.639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11.905cm" svg:height="7.259cm" svg:x="14.295cm" svg:y="0.541cm">
          <draw:image xlink:href="Pictures/10000000000002CB000001B47029C93600546FF5.png" xlink:type="simple" xlink:show="embed" xlink:actuate="onLoad">
            <text:p/>
          </draw:image>
        </draw:frame>
        <draw:custom-shape draw:style-name="gr5" draw:text-style-name="P2" draw:layer="layout" svg:width="1.003cm" svg:height="3.489cm" draw:transform="skewX (-0.000523598775598261) rotate (-0.882962068583931) translate (18.094cm 11.208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3" draw:layer="layout" svg:width="6.2cm" svg:height="1.631cm" svg:x="17.8cm" svg:y="9.2cm">
          <draw:text-box>
            <text:p><text:span text:style-name="T1">PATTERN</text:span></text:p>
          </draw:text-box>
        </draw:frame>
        <draw:frame draw:style-name="gr6" draw:text-style-name="P3" draw:layer="layout" svg:width="6.8cm" svg:height="1.631cm" svg:x="11.4cm" svg:y="14.8cm">
          <draw:text-box>
            <text:p><text:span text:style-name="T1">PROCESS</text:span></text:p>
          </draw:text-box>
        </draw:frame>
        <draw:frame draw:style-name="gr6" draw:text-style-name="P3" draw:layer="layout" svg:width="3.8cm" svg:height="1.631cm" svg:x="8.6cm" svg:y="9.269cm">
          <draw:text-box>
            <text:p><text:span text:style-name="T1">DATA</text:span></text:p>
          </draw:text-box>
        </draw:frame>
        <draw:custom-shape draw:style-name="gr7" draw:text-style-name="P4" draw:layer="layout" svg:width="3.601cm" svg:height="2.997cm" draw:transform="rotate (-3.1401963901882) translate (16.603cm 18.795cm)">
          <text:p/>
          <draw:enhanced-geometry svg:viewBox="0 0 21600 21600" draw:mirror-horizontal="false" draw:mirror-vertical="false" draw:text-areas="0 0 21600 21600" draw:type="circular-arrow" draw:modifiers="161.163038015845 11.3315125154309 8323.722332446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8" draw:text-style-name="P5" draw:layer="layout" svg:width="5cm" svg:height="2cm" svg:x="22.6cm" svg:y="7.8cm">
          <draw:text-box>
            <text:p>Data Analysis</text:p>
            <text:p>Formal Model</text:p>
          </draw:text-box>
        </draw:frame>
        <draw:frame draw:style-name="gr9" draw:text-style-name="P7" draw:layer="layout" svg:width="6cm" svg:height="1.673cm" svg:x="11.8cm" svg:y="19.127cm">
          <draw:text-box>
            <text:p text:style-name="P6">Computer Model</text:p>
          </draw:text-box>
        </draw:frame>
        <draw:frame draw:style-name="gr10" draw:text-style-name="P5" draw:layer="layout" svg:width="4.189cm" svg:height="2.384cm" svg:x="5.2cm" svg:y="8.216cm">
          <draw:text-box>
            <text:p>Archaeology</text:p>
            <text:p>History</text:p>
            <text:p/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1T0">
        <draw:frame draw:style-name="gr1" draw:text-style-name="P1" draw:layer="layout" svg:width="10.346cm" svg:height="4.742cm" svg:x="1.654cm" svg:y="15.058cm">
          <draw:image xlink:href="Pictures/100000000000067A000002F8409FE2309EB63682.png" xlink:type="simple" xlink:show="embed" xlink:actuate="onLoad">
            <text:p/>
          </draw:image>
        </draw:frame>
        <draw:frame draw:style-name="gr2" draw:text-style-name="P1" draw:layer="layout" svg:width="9.4cm" svg:height="7.399cm" svg:x="0.2cm" svg:y="0.655cm">
          <draw:image xlink:href="Pictures/10000000000003E8000003E8BA470C70BC52D622.png" xlink:type="simple" xlink:show="embed" xlink:actuate="onLoad">
            <text:p/>
          </draw:image>
        </draw:frame>
        <draw:custom-shape draw:style-name="gr3" draw:text-style-name="P2" draw:layer="layout" svg:width="1cm" svg:height="3.6cm" draw:transform="skewX (0.0136135681655558) rotate (1.59226387659443) translate (13.011cm 10.628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1cm" svg:height="3.5cm" draw:transform="rotate (0.750142512507163) translate (10.882cm 11.639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11.905cm" svg:height="7.259cm" svg:x="14.295cm" svg:y="0.541cm">
          <draw:image xlink:href="Pictures/10000000000002CB000001B47029C93600546FF5.png" xlink:type="simple" xlink:show="embed" xlink:actuate="onLoad">
            <text:p/>
          </draw:image>
        </draw:frame>
        <draw:custom-shape draw:style-name="gr5" draw:text-style-name="P2" draw:layer="layout" svg:width="1.003cm" svg:height="3.489cm" draw:transform="skewX (-0.000523598775598261) rotate (-0.882962068583931) translate (18.094cm 11.208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3" draw:layer="layout" svg:width="6.2cm" svg:height="1.631cm" svg:x="17.8cm" svg:y="9.2cm">
          <draw:text-box>
            <text:p><text:span text:style-name="T1">PATTERN</text:span></text:p>
          </draw:text-box>
        </draw:frame>
        <draw:frame draw:style-name="gr6" draw:text-style-name="P3" draw:layer="layout" svg:width="6.8cm" svg:height="1.631cm" svg:x="11.4cm" svg:y="14.8cm">
          <draw:text-box>
            <text:p><text:span text:style-name="T1">PROCESS</text:span></text:p>
          </draw:text-box>
        </draw:frame>
        <draw:frame draw:style-name="gr6" draw:text-style-name="P3" draw:layer="layout" svg:width="3.8cm" svg:height="1.631cm" svg:x="8.6cm" svg:y="9.269cm">
          <draw:text-box>
            <text:p><text:span text:style-name="T1">DATA</text:span></text:p>
          </draw:text-box>
        </draw:frame>
        <draw:custom-shape draw:style-name="gr7" draw:text-style-name="P4" draw:layer="layout" svg:width="3.601cm" svg:height="2.997cm" draw:transform="rotate (-3.1401963901882) translate (16.603cm 18.795cm)">
          <text:p/>
          <draw:enhanced-geometry svg:viewBox="0 0 21600 21600" draw:mirror-horizontal="false" draw:mirror-vertical="false" draw:text-areas="0 0 21600 21600" draw:type="circular-arrow" draw:modifiers="161.163038015845 11.3315125154309 8323.722332446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8" draw:text-style-name="P5" draw:layer="layout" svg:width="5cm" svg:height="2cm" svg:x="22.6cm" svg:y="7.8cm">
          <draw:text-box>
            <text:p>Data Analysis</text:p>
            <text:p>Formal Model</text:p>
          </draw:text-box>
        </draw:frame>
        <draw:frame draw:style-name="gr9" draw:text-style-name="P7" draw:layer="layout" svg:width="6cm" svg:height="1.673cm" svg:x="11.8cm" svg:y="19.127cm">
          <draw:text-box>
            <text:p text:style-name="P6">Computer Model</text:p>
          </draw:text-box>
        </draw:frame>
        <draw:frame draw:style-name="gr10" draw:text-style-name="P5" draw:layer="layout" svg:width="4.189cm" svg:height="2.384cm" svg:x="5.2cm" svg:y="8.216cm">
          <draw:text-box>
            <text:p>Archaeology</text:p>
            <text:p>History</text:p>
            <text:p/>
          </draw:text-box>
        </draw:frame>
        <draw:frame draw:style-name="gr1" draw:text-style-name="P1" draw:layer="layout" svg:width="6.935cm" svg:height="4.739cm" svg:x="20.065cm" svg:y="13.061cm">
          <draw:image xlink:href="Pictures/10000201000002F600000206B07DFCA6F0698FCD.png" xlink:type="simple" xlink:show="embed" xlink:actuate="onLoad">
            <text:p/>
          </draw:image>
        </draw:frame>
        <draw:frame draw:style-name="gr1" draw:text-style-name="P1" draw:layer="layout" svg:width="2.198cm" svg:height="2.2cm" svg:x="13.6cm" svg:y="10.8cm">
          <draw:image xlink:href="Pictures/100002010000009600000096F2BF86638FDEF65E.png" xlink:type="simple" xlink:show="embed" xlink:actuate="onLoad">
            <text:p/>
          </draw:image>
        </draw:frame>
        <draw:frame draw:style-name="gr1" draw:text-style-name="P1" draw:layer="layout" svg:width="2.2cm" svg:height="2.2cm" svg:x="9cm" svg:y="6cm">
          <draw:image xlink:href="Pictures/1000020100000096000000965072D30F3D8FDBCE.png" xlink:type="simple" xlink:show="embed" xlink:actuate="onLoad">
            <text:p/>
          </draw:image>
        </draw:frame>
        <draw:frame draw:style-name="gr1" draw:text-style-name="P1" draw:layer="layout" svg:width="2.112cm" svg:height="2.112cm" svg:x="20cm" svg:y="6.688cm">
          <draw:image xlink:href="Pictures/1000020100000096000000960CA8CDE09878F5B2.png" xlink:type="simple" xlink:show="embed" xlink:actuate="onLoad">
            <text:p/>
          </draw:image>
        </draw:frame>
        <draw:frame draw:style-name="gr1" draw:text-style-name="P1" draw:layer="layout" svg:width="2.312cm" svg:height="2.312cm" svg:x="8.8cm" svg:y="14.288cm">
          <draw:image xlink:href="Pictures/10000201000000960000009680C387505090158F.png" xlink:type="simple" xlink:show="embed" xlink:actuate="onLoad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Carrignon</meta:initial-creator>
    <meta:creation-date>2016-05-16T14:01:22.822652526</meta:creation-date>
    <dc:date>2016-05-24T12:12:08.227929522</dc:date>
    <dc:creator>Simon Carrignon</dc:creator>
    <meta:editing-duration>PT6H33M35S</meta:editing-duration>
    <meta:editing-cycles>10</meta:editing-cycles>
    <meta:generator>LibreOffice/5.1.2.1.0$Linux_X86_64 LibreOffice_project/10m0$Build-1</meta:generator>
    <meta:document-statistic meta:object-count="67"/>
  </office:meta>
</office:document-meta>
</file>